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89in"/>
    </style:style>
    <style:style style:name="co3" style:family="table-column">
      <style:table-column-properties fo:break-before="auto" style:column-width="3.0563in"/>
    </style:style>
    <style:style style:name="ro1" style:family="table-row">
      <style:table-row-properties style:row-height="0.802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1" style:family="table-cell" style:parent-style-name="Default">
      <style:text-properties fo:color="#000000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2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ce6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8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rvo</text:p>
          </table:table-cell>
          <table:table-cell table:style-name="ce1" office:value-type="string" calcext:value-type="string">
            <text:p>Position 1 PWM</text:p>
          </table:table-cell>
          <table:table-cell table:style-name="ce1" office:value-type="string" calcext:value-type="string">
            <text:p>Position 2 PWM</text:p>
          </table:table-cell>
          <table:table-cell table:style-name="ce1" office:value-type="string" calcext:value-type="string">
            <text:p>Position 1 Angle</text:p>
          </table:table-cell>
          <table:table-cell table:style-name="ce1" office:value-type="string" calcext:value-type="string">
            <text:p>Position 2 Angle</text:p>
          </table:table-cell>
          <table:table-cell table:style-name="ce1" office:value-type="string" calcext:value-type="string">
            <text:p>Slope (pwm/deg)</text:p>
          </table:table-cell>
          <table:table-cell table:style-name="ce5" office:value-type="string" calcext:value-type="string">
            <text:p>Center PWM Val</text:p>
          </table:table-cell>
          <table:table-cell table:style-name="ce5" office:value-type="string" calcext:value-type="string">
            <text:p>Calculated Angle at Center PWM Value</text:p>
          </table:table-cell>
          <table:table-cell table:style-name="ce1" office:value-type="string" calcext:value-type="string">
            <text:p>PWM val for negative max servo angle from center</text:p>
          </table:table-cell>
          <table:table-cell table:style-name="ce1" office:value-type="string" calcext:value-type="string">
            <text:p>PWM val for max servo angle from center</text:p>
          </table:table-cell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Direction</text:p>
          </table:table-cell>
          <table:table-cell table:style-name="ce1" office:value-type="string" calcext:value-type="string">
            <text:p>Link Descriptio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float" office:value="530" calcext:value-type="float">
            <text:p>530</text:p>
          </table:table-cell>
          <table:table-cell table:style-name="ce11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2]-[.B2])/([.E2]-[.D2])" office:value-type="float" office:value="-2.22222222222222" calcext:value-type="float">
            <text:p>-2.22</text:p>
          </table:table-cell>
          <table:table-cell office:value-type="float" office:value="306" calcext:value-type="float">
            <text:p>306</text:p>
          </table:table-cell>
          <table:table-cell table:formula="of:=([.G2]-[.B2])/[.F2]+[.D2]" office:value-type="float" office:value="100.8" calcext:value-type="float">
            <text:p>100.80</text:p>
          </table:table-cell>
          <table:table-cell table:formula="of:=(-[.$B$15]*[.F2])+[.G2]" office:value-type="float" office:value="489.333333333333" calcext:value-type="float">
            <text:p>489.33</text:p>
          </table:table-cell>
          <table:table-cell table:formula="of:=([.$B$15]*[.F2])+[.G2]" office:value-type="float" office:value="122.666666666667" calcext:value-type="float">
            <text:p>122.67</text:p>
          </table:table-cell>
          <table:table-cell table:formula="of:=ABS([.J2]-[.I2])" office:value-type="float" office:value="366.666666666667" calcext:value-type="float">
            <text:p>366.7</text:p>
          </table:table-cell>
          <table:table-cell table:formula="of:=SIGN([.F2])" office:value-type="float" office:value="-1" calcext:value-type="float">
            <text:p>-1</text:p>
          </table:table-cell>
          <table:table-cell office:value-type="string" calcext:value-type="string">
            <text:p>Right front lower leg</text:p>
          </table:table-cell>
          <table:table-cell office:value-type="string" calcext:value-type="string">
            <text:p>Values in <text:span text:style-name="T1">bold</text:span><text:span text:style-name="T2"> used for servo configuration</text:span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table:formula="of:=([.C3]-[.B3])/([.E3]-[.D3])" office:value-type="float" office:value="2.36666666666667" calcext:value-type="float">
            <text:p>2.37</text:p>
          </table:table-cell>
          <table:table-cell office:value-type="float" office:value="306" calcext:value-type="float">
            <text:p>306</text:p>
          </table:table-cell>
          <table:table-cell table:formula="of:=([.G3]-[.B3])/[.F3]+[.D3]" office:value-type="float" office:value="-24.5070422535211" calcext:value-type="float">
            <text:p>-24.51</text:p>
          </table:table-cell>
          <table:table-cell table:formula="of:=(-[.$B$15]*[.F3])+[.G3]" office:value-type="float" office:value="110.75" calcext:value-type="float">
            <text:p>110.75</text:p>
          </table:table-cell>
          <table:table-cell table:formula="of:=([.$B$15]*[.F3])+[.G3]" office:value-type="float" office:value="501.25" calcext:value-type="float">
            <text:p>501.25</text:p>
          </table:table-cell>
          <table:table-cell table:formula="of:=ABS([.J3]-[.I3])" office:value-type="float" office:value="390.5" calcext:value-type="float">
            <text:p>390.5</text:p>
          </table:table-cell>
          <table:table-cell table:formula="of:=SIGN([.F3])" office:value-type="float" office:value="1" calcext:value-type="float">
            <text:p>1</text:p>
          </table:table-cell>
          <table:table-cell office:value-type="string" calcext:value-type="string">
            <text:p>Right front upper leg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formula="of:=([.C4]-[.B4])/([.E4]-[.D4])" office:value-type="float" office:value="-2.35555555555556" calcext:value-type="float">
            <text:p>-2.36</text:p>
          </table:table-cell>
          <table:table-cell office:value-type="float" office:value="306" calcext:value-type="float">
            <text:p>306</text:p>
          </table:table-cell>
          <table:table-cell table:formula="of:=([.G4]-[.B4])/[.F4]+[.D4]" office:value-type="float" office:value="16.1320754716981" calcext:value-type="float">
            <text:p>16.13</text:p>
          </table:table-cell>
          <table:table-cell table:formula="of:=(-[.$B$15]*[.F4])+[.G4]" office:value-type="float" office:value="500.333333333333" calcext:value-type="float">
            <text:p>500.33</text:p>
          </table:table-cell>
          <table:table-cell table:formula="of:=([.$B$15]*[.F4])+[.G4]" office:value-type="float" office:value="111.666666666667" calcext:value-type="float">
            <text:p>111.67</text:p>
          </table:table-cell>
          <table:table-cell table:formula="of:=ABS([.J4]-[.I4])" office:value-type="float" office:value="388.666666666667" calcext:value-type="float">
            <text:p>388.7</text:p>
          </table:table-cell>
          <table:table-cell table:formula="of:=SIGN([.F4])" office:value-type="float" office:value="-1" calcext:value-type="float">
            <text:p>-1</text:p>
          </table:table-cell>
          <table:table-cell office:value-type="string" calcext:value-type="string">
            <text:p>Right front hip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" office:value-type="float" office:value="538" calcext:value-type="float">
            <text:p>538</text:p>
          </table:table-cell>
          <table:table-cell table:style-name="ce11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5]-[.B5])/([.E5]-[.D5])" office:value-type="float" office:value="-2.14444444444444" calcext:value-type="float">
            <text:p>-2.14</text:p>
          </table:table-cell>
          <table:table-cell office:value-type="float" office:value="306" calcext:value-type="float">
            <text:p>306</text:p>
          </table:table-cell>
          <table:table-cell table:formula="of:=([.G5]-[.B5])/[.F5]+[.D5]" office:value-type="float" office:value="108.186528497409" calcext:value-type="float">
            <text:p>108.19</text:p>
          </table:table-cell>
          <table:table-cell table:formula="of:=(-[.$B$15]*[.F5])+[.G5]" office:value-type="float" office:value="482.916666666667" calcext:value-type="float">
            <text:p>482.92</text:p>
          </table:table-cell>
          <table:table-cell table:formula="of:=([.$B$15]*[.F5])+[.G5]" office:value-type="float" office:value="129.083333333333" calcext:value-type="float">
            <text:p>129.08</text:p>
          </table:table-cell>
          <table:table-cell table:formula="of:=ABS([.J5]-[.I5])" office:value-type="float" office:value="353.833333333333" calcext:value-type="float">
            <text:p>353.8</text:p>
          </table:table-cell>
          <table:table-cell table:formula="of:=SIGN([.F5])" office:value-type="float" office:value="-1" calcext:value-type="float">
            <text:p>-1</text:p>
          </table:table-cell>
          <table:table-cell office:value-type="string" calcext:value-type="string">
            <text:p>Right back lower le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table:formula="of:=([.C6]-[.B6])/([.E6]-[.D6])" office:value-type="float" office:value="2.35555555555556" calcext:value-type="float">
            <text:p>2.36</text:p>
          </table:table-cell>
          <table:table-cell office:value-type="float" office:value="306" calcext:value-type="float">
            <text:p>306</text:p>
          </table:table-cell>
          <table:table-cell table:formula="of:=([.G6]-[.B6])/[.F6]+[.D6]" office:value-type="float" office:value="-19.5283018867925" calcext:value-type="float">
            <text:p>-19.53</text:p>
          </table:table-cell>
          <table:table-cell table:formula="of:=(-[.$B$15]*[.F6])+[.G6]" office:value-type="float" office:value="111.666666666667" calcext:value-type="float">
            <text:p>111.67</text:p>
          </table:table-cell>
          <table:table-cell table:formula="of:=([.$B$15]*[.F6])+[.G6]" office:value-type="float" office:value="500.333333333333" calcext:value-type="float">
            <text:p>500.33</text:p>
          </table:table-cell>
          <table:table-cell table:formula="of:=ABS([.J6]-[.I6])" office:value-type="float" office:value="388.666666666667" calcext:value-type="float">
            <text:p>388.7</text:p>
          </table:table-cell>
          <table:table-cell table:formula="of:=SIGN([.F6])" office:value-type="float" office:value="1" calcext:value-type="float">
            <text:p>1</text:p>
          </table:table-cell>
          <table:table-cell office:value-type="string" calcext:value-type="string">
            <text:p>Right back upper leg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338" calcext:value-type="float">
            <text:p>338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formula="of:=([.C7]-[.B7])/([.E7]-[.D7])" office:value-type="float" office:value="2.4" calcext:value-type="float">
            <text:p>2.40</text:p>
          </table:table-cell>
          <table:table-cell office:value-type="float" office:value="306" calcext:value-type="float">
            <text:p>306</text:p>
          </table:table-cell>
          <table:table-cell table:formula="of:=([.G7]-[.B7])/[.F7]+[.D7]" office:value-type="float" office:value="-13.3333333333333" calcext:value-type="float">
            <text:p>-13.33</text:p>
          </table:table-cell>
          <table:table-cell table:formula="of:=(-[.$B$15]*[.F7])+[.G7]" office:value-type="float" office:value="108" calcext:value-type="float">
            <text:p>108.00</text:p>
          </table:table-cell>
          <table:table-cell table:formula="of:=([.$B$15]*[.F7])+[.G7]" office:value-type="float" office:value="504" calcext:value-type="float">
            <text:p>504.00</text:p>
          </table:table-cell>
          <table:table-cell table:formula="of:=ABS([.J7]-[.I7])" office:value-type="float" office:value="396" calcext:value-type="float">
            <text:p>396.0</text:p>
          </table:table-cell>
          <table:table-cell table:formula="of:=SIGN([.F7])" office:value-type="float" office:value="1" calcext:value-type="float">
            <text:p>1</text:p>
          </table:table-cell>
          <table:table-cell office:value-type="string" calcext:value-type="string">
            <text:p>Right back hip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96" calcext:value-type="float">
            <text:p>96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formula="of:=([.C8]-[.B8])/([.E8]-[.D8])" office:value-type="float" office:value="-2.28888888888889" calcext:value-type="float">
            <text:p>-2.29</text:p>
          </table:table-cell>
          <table:table-cell office:value-type="float" office:value="306" calcext:value-type="float">
            <text:p>306</text:p>
          </table:table-cell>
          <table:table-cell table:formula="of:=([.G8]-[.B8])/[.F8]+[.D8]" office:value-type="float" office:value="-91.747572815534" calcext:value-type="float">
            <text:p>-91.75</text:p>
          </table:table-cell>
          <table:table-cell table:formula="of:=(-[.$B$15]*[.F8])+[.G8]" office:value-type="float" office:value="494.833333333333" calcext:value-type="float">
            <text:p>494.83</text:p>
          </table:table-cell>
          <table:table-cell table:formula="of:=([.$B$15]*[.F8])+[.G8]" office:value-type="float" office:value="117.166666666667" calcext:value-type="float">
            <text:p>117.17</text:p>
          </table:table-cell>
          <table:table-cell table:formula="of:=ABS([.J8]-[.I8])" office:value-type="float" office:value="377.666666666667" calcext:value-type="float">
            <text:p>377.7</text:p>
          </table:table-cell>
          <table:table-cell table:formula="of:=SIGN([.F8])" office:value-type="float" office:value="-1" calcext:value-type="float">
            <text:p>-1</text:p>
          </table:table-cell>
          <table:table-cell office:value-type="string" calcext:value-type="string">
            <text:p>Left back lower leg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9]-[.B9])/([.E9]-[.D9])" office:value-type="float" office:value="2.33333333333333" calcext:value-type="float">
            <text:p>2.33</text:p>
          </table:table-cell>
          <table:table-cell office:value-type="float" office:value="306" calcext:value-type="float">
            <text:p>306</text:p>
          </table:table-cell>
          <table:table-cell table:formula="of:=([.G9]-[.B9])/[.F9]+[.D9]" office:value-type="float" office:value="18.8571428571429" calcext:value-type="float">
            <text:p>18.86</text:p>
          </table:table-cell>
          <table:table-cell table:formula="of:=(-[.$B$15]*[.F9])+[.G9]" office:value-type="float" office:value="113.5" calcext:value-type="float">
            <text:p>113.50</text:p>
          </table:table-cell>
          <table:table-cell table:formula="of:=([.$B$15]*[.F9])+[.G9]" office:value-type="float" office:value="498.5" calcext:value-type="float">
            <text:p>498.50</text:p>
          </table:table-cell>
          <table:table-cell table:formula="of:=ABS([.J9]-[.I9])" office:value-type="float" office:value="385" calcext:value-type="float">
            <text:p>385.0</text:p>
          </table:table-cell>
          <table:table-cell table:formula="of:=SIGN([.F9])" office:value-type="float" office:value="1" calcext:value-type="float">
            <text:p>1</text:p>
          </table:table-cell>
          <table:table-cell office:value-type="string" calcext:value-type="string">
            <text:p>Left back upper leg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" office:value-type="float" office:value="238" calcext:value-type="float">
            <text:p>238</text:p>
          </table:table-cell>
          <table:table-cell table:style-name="ce11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formula="of:=([.C10]-[.B10])/([.E10]-[.D10])" office:value-type="float" office:value="-2.4" calcext:value-type="float">
            <text:p>-2.40</text:p>
          </table:table-cell>
          <table:table-cell office:value-type="float" office:value="306" calcext:value-type="float">
            <text:p>306</text:p>
          </table:table-cell>
          <table:table-cell table:formula="of:=([.G10]-[.B10])/[.F10]+[.D10]" office:value-type="float" office:value="-28.3333333333333" calcext:value-type="float">
            <text:p>-28.33</text:p>
          </table:table-cell>
          <table:table-cell table:formula="of:=(-[.$B$15]*[.F10])+[.G10]" office:value-type="float" office:value="504" calcext:value-type="float">
            <text:p>504.00</text:p>
          </table:table-cell>
          <table:table-cell table:formula="of:=([.$B$15]*[.F10])+[.G10]" office:value-type="float" office:value="108" calcext:value-type="float">
            <text:p>108.00</text:p>
          </table:table-cell>
          <table:table-cell table:formula="of:=ABS([.J10]-[.I10])" office:value-type="float" office:value="396" calcext:value-type="float">
            <text:p>396.0</text:p>
          </table:table-cell>
          <table:table-cell table:formula="of:=SIGN([.F10])" office:value-type="float" office:value="-1" calcext:value-type="float">
            <text:p>-1</text:p>
          </table:table-cell>
          <table:table-cell office:value-type="string" calcext:value-type="string">
            <text:p>Left back hip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120" calcext:value-type="float">
            <text:p>120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formula="of:=([.C11]-[.B11])/([.E11]-[.D11])" office:value-type="float" office:value="-2.24444444444444" calcext:value-type="float">
            <text:p>-2.24</text:p>
          </table:table-cell>
          <table:table-cell office:value-type="float" office:value="306" calcext:value-type="float">
            <text:p>306</text:p>
          </table:table-cell>
          <table:table-cell table:formula="of:=([.G11]-[.B11])/[.F11]+[.D11]" office:value-type="float" office:value="-82.8712871287129" calcext:value-type="float">
            <text:p>-82.87</text:p>
          </table:table-cell>
          <table:table-cell table:formula="of:=(-[.$B$15]*[.F11])+[.G11]" office:value-type="float" office:value="491.166666666667" calcext:value-type="float">
            <text:p>491.17</text:p>
          </table:table-cell>
          <table:table-cell table:formula="of:=([.$B$15]*[.F11])+[.G11]" office:value-type="float" office:value="120.833333333333" calcext:value-type="float">
            <text:p>120.83</text:p>
          </table:table-cell>
          <table:table-cell table:formula="of:=ABS([.J11]-[.I11])" office:value-type="float" office:value="370.333333333333" calcext:value-type="float">
            <text:p>370.3</text:p>
          </table:table-cell>
          <table:table-cell table:formula="of:=SIGN([.F11])" office:value-type="float" office:value="-1" calcext:value-type="float">
            <text:p>-1</text:p>
          </table:table-cell>
          <table:table-cell office:value-type="string" calcext:value-type="string">
            <text:p>Left front lower leg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12]-[.B12])/([.E12]-[.D12])" office:value-type="float" office:value="2.42222222222222" calcext:value-type="float">
            <text:p>2.42</text:p>
          </table:table-cell>
          <table:table-cell office:value-type="float" office:value="306" calcext:value-type="float">
            <text:p>306</text:p>
          </table:table-cell>
          <table:table-cell table:formula="of:=([.G12]-[.B12])/[.F12]+[.D12]" office:value-type="float" office:value="11.5596330275229" calcext:value-type="float">
            <text:p>11.56</text:p>
          </table:table-cell>
          <table:table-cell table:formula="of:=(-[.$B$15]*[.F12])+[.G12]" office:value-type="float" office:value="106.166666666667" calcext:value-type="float">
            <text:p>106.17</text:p>
          </table:table-cell>
          <table:table-cell table:formula="of:=([.$B$15]*[.F12])+[.G12]" office:value-type="float" office:value="505.833333333333" calcext:value-type="float">
            <text:p>505.83</text:p>
          </table:table-cell>
          <table:table-cell table:formula="of:=ABS([.J12]-[.I12])" office:value-type="float" office:value="399.666666666667" calcext:value-type="float">
            <text:p>399.7</text:p>
          </table:table-cell>
          <table:table-cell table:formula="of:=SIGN([.F12])" office:value-type="float" office:value="1" calcext:value-type="float">
            <text:p>1</text:p>
          </table:table-cell>
          <table:table-cell office:value-type="string" calcext:value-type="string">
            <text:p>Left front upper leg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248" calcext:value-type="float">
            <text:p>248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formula="of:=([.C13]-[.B13])/([.E13]-[.D13])" office:value-type="float" office:value="2.44444444444444" calcext:value-type="float">
            <text:p>2.44</text:p>
          </table:table-cell>
          <table:table-cell office:value-type="float" office:value="306" calcext:value-type="float">
            <text:p>306</text:p>
          </table:table-cell>
          <table:table-cell table:formula="of:=([.G13]-[.B13])/[.F13]+[.D13]" office:value-type="float" office:value="23.7272727272727" calcext:value-type="float">
            <text:p>23.73</text:p>
          </table:table-cell>
          <table:table-cell table:formula="of:=(-[.$B$15]*[.F13])+[.G13]" office:value-type="float" office:value="104.333333333333" calcext:value-type="float">
            <text:p>104.33</text:p>
          </table:table-cell>
          <table:table-cell table:formula="of:=([.$B$15]*[.F13])+[.G13]" office:value-type="float" office:value="507.666666666667" calcext:value-type="float">
            <text:p>507.67</text:p>
          </table:table-cell>
          <table:table-cell table:formula="of:=ABS([.J13]-[.I13])" office:value-type="float" office:value="403.333333333333" calcext:value-type="float">
            <text:p>403.3</text:p>
          </table:table-cell>
          <table:table-cell table:formula="of:=SIGN([.F13])" office:value-type="float" office:value="1" calcext:value-type="float">
            <text:p>1</text:p>
          </table:table-cell>
          <table:table-cell office:value-type="string" calcext:value-type="string">
            <text:p>Left front hip</text:p>
          </table:table-cell>
          <table:table-cell/>
        </table:table-row>
        <table:table-row table:style-name="ro2"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3">
          <table:table-cell table:style-name="ce2" office:value-type="string" calcext:value-type="string">
            <text:p>Max Permissible Servo Angle, deg</text:p>
          </table:table-cell>
          <table:table-cell table:style-name="ce3" office:value-type="float" office:value="82.5" calcext:value-type="float">
            <text:p>82.5</text:p>
          </table:table-cell>
          <table:table-cell table:number-columns-repeated="3"/>
          <table:table-cell table:style-name="Default" table:number-columns-repeated="7"/>
          <table:table-cell table:number-columns-repeated="2"/>
        </table:table-row>
        <table:table-row table:style-name="ro2" table:number-rows-repeated="3"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2">
          <table:table-cell table:style-name="ce1" table:number-columns-repeated="6"/>
          <table:table-cell table:style-name="ce5" table:number-columns-repeated="2"/>
          <table:table-cell table:style-name="ce1" table:number-columns-repeated="2"/>
          <table:table-cell table:style-name="ce5" table:number-columns-repeated="2"/>
          <table:table-cell table:style-name="ce1"/>
          <table:table-cell/>
        </table:table-row>
        <table:table-row table:style-name="ro2" table:number-rows-repeated="7">
          <table:table-cell table:number-columns-repeated="14"/>
        </table:table-row>
        <table:table-row table:style-name="ro2">
          <table:table-cell table:number-columns-repeated="11"/>
          <table:table-cell table:style-name="ce3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2">
          <table:table-cell table:style-name="ce2"/>
          <table:table-cell table:style-name="ce3"/>
          <table:table-cell table:number-columns-repeated="3"/>
          <table:table-cell table:style-name="Default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 style:data-style-name="N2" text:time-value="23:27:19.723426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22:20:11.295363474</meta:creation-date>
    <dc:date>2022-10-27T01:02:16.431631757</dc:date>
    <meta:editing-duration>PT34M8S</meta:editing-duration>
    <meta:editing-cycles>6</meta:editing-cycles>
    <meta:generator>LibreOffice/6.4.7.2$Linux_AARCH64 LibreOffice_project/40$Build-2</meta:generator>
    <meta:document-statistic meta:table-count="1" meta:cell-count="172" meta:object-count="0"/>
  </office:meta>
</office:document-meta>
</file>